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3">
      <style:text-properties style:font-name="Arial"/>
    </style:style>
    <style:style style:name="P2" style:family="paragraph" style:parent-style-name="Text_20_body" style:list-style-name="L4">
      <style:paragraph-properties fo:margin-top="0in" fo:margin-bottom="0.0402in" fo:text-align="start" style:justify-single-word="false"/>
      <style:text-properties style:font-name="Arial" fo:font-size="12pt"/>
    </style:style>
    <style:style style:name="P3" style:family="paragraph" style:parent-style-name="Text_20_body">
      <style:paragraph-properties fo:margin-left="0in" fo:margin-right="0in" fo:margin-top="0in" fo:margin-bottom="0.0402in" fo:text-align="start" style:justify-single-word="false" fo:text-indent="0in" style:auto-text-indent="false"/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 style:list-style-name="L1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ociative and Ternary relationships practice</text:p>
      <text:p text:style-name="P4"/>
      <text:p text:style-name="P4"/>
      <text:list xml:id="list1968727390" text:style-name="L1">
        <text:list-item>
          <text:p text:style-name="P6">We want to model information about Competitions (say the Olympics, or the state championship of XYZ), and the Events that happen there (say 100 meters running, or 100 meters swimming etc). </text:p>
        </text:list-item>
      </text:list>
      <text:list xml:id="list226873188" text:style-name="L3">
        <text:list-item>
          <text:list>
            <text:list-item>
              <text:p text:style-name="P1">For each Competition, we keep its id (identifier), name, and beginning and ending dates.</text:p>
            </text:list-item>
            <text:list-item>
              <text:p text:style-name="P1">For each Event we keep its id (identifier) and name.</text:p>
            </text:list-item>
            <text:list-item>
              <text:p text:style-name="P1">We want to keep track of which competitions include which events; a competition includes one or more events, and an event is included in zero or more competitions.</text:p>
            </text:list-item>
          </text:list>
        </text:list-item>
      </text:list>
      <text:list xml:id="list2064097690" text:continue-list="list1968727390" text:style-name="L1">
        <text:list-item>
          <text:p text:style-name="P6">Modify the above exercise, to also accommodate the following:</text:p>
        </text:list-item>
      </text:list>
      <text:list xml:id="list984538709" text:continue-list="list226873188" text:style-name="L3">
        <text:list-item>
          <text:list>
            <text:list-item>
              <text:p text:style-name="P1">We also want to keep track of competitors; for each Competitor, we keep its id (identifier), name, and gender.</text:p>
            </text:list-item>
            <text:list-item>
              <text:p text:style-name="P1">We want to keep track of which competitors win which events at a given competition; so, for each event that happened at a competition, we identify one competitor as the winner. </text:p>
            </text:list-item>
          </text:list>
        </text:list-item>
      </text:list>
      <text:list xml:id="list926078545" text:continue-list="list2064097690" text:style-name="L1">
        <text:list-item>
          <text:p text:style-name="P6">Now modify the above exercise so that, instead of keeping one winner, we keep track of everybody who competed in an event, with the place they took.</text:p>
          <text:p text:style-name="P6"/>
        </text:list-item>
        <text:list-item>
          <text:p text:style-name="P6">Create an ER diagram for the following situation <text:s/>(fields named id are identifiers; HINT: Weak entitie(s) and ternary relationship(s) are involved): </text:p>
        </text:list-item>
      </text:list>
      <text:list xml:id="list1995062112" text:style-name="L4">
        <text:list-item>
          <text:p text:style-name="P2">We want to model information about TV series, their episodes, characters and actors.</text:p>
        </text:list-item>
        <text:list-item>
          <text:p text:style-name="P2">For each series, we keep its id (identifier), and title.</text:p>
        </text:list-item>
        <text:list-item>
          <text:p text:style-name="P2">For each actor we keep its id, name and gender.</text:p>
        </text:list-item>
        <text:list-item>
          <text:p text:style-name="P2">For each character we keep its id, name and gender.</text:p>
        </text:list-item>
        <text:list-item>
          <text:p text:style-name="P2">We keep track of episodes of a series. For each episode we keep its number (which is unique among all episodes of the same series, but not among all episodes), title, and the date it first aired.</text:p>
        </text:list-item>
        <text:list-item>
          <text:p text:style-name="P2">We keep track of which characters appear on which series; a character appears in one or more series, and a series will have zero or more characters.</text:p>
        </text:list-item>
        <text:list-item>
          <text:p text:style-name="P2">We also keep track of which actor(s) play which character(s) in which series. Several actors could play the same character, the same actor could play more than one character in a series, and, of course, <text:s/>a series may have many characters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rlando Karam</meta:initial-creator>
    <meta:creation-date>2010-06-01T19:34:37</meta:creation-date>
    <dc:date>2010-06-01T19:37:50</dc:date>
    <dc:creator>Orlando Karam</dc:creator>
    <meta:editing-duration>PT00H03M13S</meta:editing-duration>
    <meta:editing-cycles>2</meta:editing-cycles>
    <meta:generator>OpenOffice.org/3.0$Unix OpenOffice.org_project/300m9$Build-9358</meta:generator>
    <meta:document-statistic meta:table-count="0" meta:image-count="0" meta:object-count="0" meta:page-count="1" meta:paragraph-count="17" meta:word-count="359" meta:character-count="2022"/>
  </office:meta>
</office:document-meta>
</file>